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4.029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4cm"/>
    </style:style>
    <style:style style:name="co9" style:family="table-column">
      <style:table-column-properties fo:break-before="auto" style:column-width="3.785cm"/>
    </style:style>
    <style:style style:name="co10" style:family="table-column">
      <style:table-column-properties fo:break-before="auto" style:column-width="3.267cm"/>
    </style:style>
    <style:style style:name="co11" style:family="table-column">
      <style:table-column-properties fo:break-before="auto" style:column-width="2.26cm"/>
    </style:style>
    <style:style style:name="co12" style:family="table-column">
      <style:table-column-properties fo:break-before="auto" style:column-width="4.193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wrap-option="no-wrap"/>
      <style:text-properties style:font-name="Arial" fo:font-weight="normal" style:font-weight-asian="normal" style:font-weight-complex="normal"/>
    </style:style>
    <style:style style:name="ce13" style:family="table-cell" style:parent-style-name="Default">
      <style:table-cell-properties fo:wrap-option="no-wrap"/>
      <style:text-properties style:font-name="Arial"/>
    </style:style>
    <style:style style:name="ce8" style:family="table-cell" style:parent-style-name="Default">
      <style:table-cell-properties fo:wrap-option="no-wrap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1" style:family="table-cell" style:parent-style-name="Default">
      <style:table-cell-properties fo:wrap-option="no-wrap"/>
      <style:text-properties style:font-name="Liberation Sans" fo:font-weight="normal" style:font-weight-asian="normal" style:font-weight-complex="normal"/>
    </style:style>
    <style:style style:name="ce2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Arial" fo:font-weight="bold" style:font-weight-asian="bold" style:font-weight-complex="bold"/>
    </style:style>
    <style:style style:name="ce7" style:family="table-cell" style:parent-style-name="Default" style:data-style-name="N10000">
      <style:table-cell-properties fo:wrap-option="no-wrap"/>
      <style:text-properties style:font-name="Arial"/>
    </style:style>
    <style:style style:name="ce9" style:family="table-cell" style:parent-style-name="Default" style:data-style-name="N10000">
      <style:table-cell-properties fo:wrap-option="no-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00">
      <style:table-cell-properties style:text-align-source="fix" style:repeat-content="false" fo:wrap-option="no-wrap"/>
      <style:paragraph-properties fo:text-align="center" fo:margin-left="0cm"/>
      <style:text-properties style:font-name="Arial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9" style:family="text">
      <style:text-properties fo:font-weight="bold" fo:font-style="normal" style:font-weight-asian="bold" style:font-weight-complex="bold" style:font-style-asian="normal" style:font-style-complex="normal"/>
    </style:style>
    <style:style style:name="T10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text-emphasize="none" style:font-relief="none" style:text-overline-style="none" style:text-overline-color="font-color" fo:font-weight="normal" style:font-weight-asian="normal" style:font-weight-complex="normal" style:font-name="Arial" fo:font-style="italic" style:font-style-asian="italic" style:font-style-complex="italic"/>
    </style:style>
    <style:style style:name="T1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Arial" fo:font-size="10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f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4" office:value-type="string" calcext:value-type="string">
            <text:p>informations</text:p>
          </table:table-cell>
          <table:table-cell table:style-name="ce16" office:value-type="string" calcext:value-type="string">
            <text:p>présentation</text:p>
          </table:table-cell>
          <table:table-cell table:style-name="ce14" office:value-type="string" calcext:value-type="string">
            <text:p>compétences programmation</text:p>
          </table:table-cell>
          <table:table-cell table:style-name="ce14" office:value-type="string" calcext:value-type="string">
            <text:p>compétences informatiques</text:p>
          </table:table-cell>
          <table:table-cell table:style-name="ce14" office:value-type="string" calcext:value-type="string">
            <text:p>compétences linguistiques</text:p>
          </table:table-cell>
          <table:table-cell table:style-name="ce14" office:value-type="string" calcext:value-type="string">
            <text:p>expériences professionnelles</text:p>
          </table:table-cell>
          <table:table-cell table:style-name="ce14" office:value-type="string" calcext:value-type="string">
            <text:p>projets</text:p>
          </table:table-cell>
          <table:table-cell table:style-name="ce14" office:value-type="string" calcext:value-type="string">
            <text:p>formation</text:p>
          </table:table-cell>
          <table:table-cell table:style-name="ce14" office:value-type="string" calcext:value-type="string">
            <text:p>intérêts</text:p>
          </table:table-cell>
          <table:table-cell table:style-name="ce20" table:number-columns-repeated="16362"/>
          <table:table-cell table:style-name="ce22" table:number-columns-repeated="7"/>
          <table:table-cell table:number-columns-repeated="6"/>
        </table:table-row>
        <table:table-row table:style-name="ro2">
          <table:table-cell table:style-name="ce6" office:value-type="string" calcext:value-type="string">
            <text:p>Jarod Sengkeo</text:p>
          </table:table-cell>
          <table:table-cell table:style-name="ce17" office:value-type="string" calcext:value-type="string">
            <text:p>Programmeur moteur avec expérience dans le développement de moteurs de rendu en temps réel. À l'aise avec le C/C++, OpenGL et Vulkan. Apprécie la programmation graphique.</text:p>
          </table:table-cell>
          <table:table-cell table:style-name="ce17" office:value-type="string" calcext:value-type="string">
            <text:p>C/C++</text:p>
          </table:table-cell>
          <table:table-cell table:style-name="ce17" office:value-type="string" calcext:value-type="string">
            <text:p>Unreal Engine 4/5</text:p>
          </table:table-cell>
          <table:table-cell table:style-name="ce17" office:value-type="string" calcext:value-type="string">
            <text:p><text:span text:style-name="T1">Anglais</text:span> (B2 avec TOEIC 945, professionnel, intermédiaire avancé)</text:p>
          </table:table-cell>
          <table:table-cell table:style-name="ce6" office:value-type="string" calcext:value-type="string">
            <text:p><text:span text:style-name="T1">Stage : Modulo PI</text:span>, <text:span text:style-name="T2">Programmeur Vulkan</text:span></text:p>
            <text:p>09/23 – 07/24, Saint-Denis, France</text:p>
            <text:p>• conception d’un moteur de rendu Vulkan pour le décodage vidéo matériel</text:p>
            <text:p>• lecture des spécifications ISO de l’encodage H.264</text:p>
            <text:p>• API Vulkan, H.264</text:p>
          </table:table-cell>
          <table:table-cell table:style-name="ce13" office:value-type="string" calcext:value-type="string">
            <text:p><text:span text:style-name="T1"><text:a xlink:href="https://isart-digital.itch.io/valfreyja" xlink:type="simple">Projets de fin d’Étude Valfreyja</text:a></text:span>, <text:span text:style-name="T2">Développeur Unreal Engine 5</text:span></text:p>
            <text:p>09/23 – 05/24</text:p>
            <text:p>• travail en équipe de 18 étudiants</text:p>
            <text:p>• optimisation graphique</text:p>
            <text:p>• interface utilisateur</text:p>
            <text:p>• Unreal Engine 5, C++, Blueprints</text:p>
            <text:p>• PS5 Development Kit</text:p>
          </table:table-cell>
          <table:table-cell table:style-name="ce6" office:value-type="string" calcext:value-type="string">
            <text:p><text:span text:style-name="T4">ISART Digital</text:span><text:span text:style-name="T5">, </text:span><text:span text:style-name="T6">Master Game Programming : Expert en programmation et mise en œuvre des plateformes logicielles 3D</text:span></text:p>
            <text:p><text:span text:style-name="T7">08/20 – 07/25, Paris, France</text:span></text:p>
            <text:p><text:span text:style-name="T3">•</text:span><text:span text:style-name="T8"> formation aux pipelines de production</text:span></text:p>
            <text:p><text:span text:style-name="T3">•</text:span><text:span text:style-name="T8"> formation aux technologies et enjeux de l’industrie du jeu vidéo</text:span></text:p>
            <text:p><text:span text:style-name="T3">•</text:span><text:span text:style-name="T8"> travail en équipe inter-cursus</text:span></text:p>
          </table:table-cell>
          <table:table-cell table:style-name="ce17" office:value-type="string" calcext:value-type="string">
            <text:p>jeu d’action, d’aventure</text:p>
          </table:table-cell>
          <table:table-cell table:style-name="ce21" table:number-columns-repeated="16357"/>
          <table:table-cell table:style-name="ce8" table:number-columns-repeated="18"/>
        </table:table-row>
        <table:table-row table:style-name="ro3">
          <table:table-cell table:style-name="ce6" office:value-type="string" calcext:value-type="string">
            <text:p><text:a xlink:href="mailto:jarsengkeoPro@gmail.com" xlink:type="simple">jarsengkeoPro@gmail.com</text:a></text:p>
          </table:table-cell>
          <table:table-cell table:style-name="ce17" office:value-type="string" calcext:value-type="string">
            <text:p>Programmeur de jeux avec expérience sur Unreal Engine 4, 5 et Unity. À l'aise avec le C/C++/C# et les Blueprints.</text:p>
          </table:table-cell>
          <table:table-cell table:style-name="ce6" office:value-type="string" calcext:value-type="string">
            <text:p>C#</text:p>
          </table:table-cell>
          <table:table-cell table:style-name="ce17" office:value-type="string" calcext:value-type="string">
            <text:p>Unity</text:p>
          </table:table-cell>
          <table:table-cell table:style-name="ce17" office:value-type="string" calcext:value-type="string">
            <text:p><text:span text:style-name="T1">Cantonais</text:span> (Langue maternelle)</text:p>
          </table:table-cell>
          <table:table-cell table:style-name="ce6" office:value-type="string" calcext:value-type="string">
            <text:p><text:span text:style-name="T1">Stage : Onitron Studio</text:span>, <text:span text:style-name="T2">Programmeur Gameplay</text:span></text:p>
            <text:p>01/23 – 05/23, Paris, France</text:p>
            <text:p>• amélioration d’une vertical slice existante</text:p>
            <text:p>• Unreal Engine 4, Blueprints</text:p>
          </table:table-cell>
          <table:table-cell table:style-name="ce13" office:value-type="string" calcext:value-type="string">
            <text:p><text:span text:style-name="T1"><text:a xlink:href="https://www.shadertoy.com/view/mtcXWN" xlink:type="simple">GLSL Simple Ray Marcher</text:a></text:span>, <text:span text:style-name="T2">Programmeur Graphique</text:span></text:p>
            <text:p>05/23 – 06/23</text:p>
            <text:p>• lumière volumétrique</text:p>
            <text:p>• ray marching</text:p>
            <text:p>• Shadertoy, GLSL</text:p>
          </table:table-cell>
          <table:table-cell table:style-name="ce13" office:value-type="string" calcext:value-type="string">
            <text:p><text:span text:style-name="T9">Lycée Maurice Rondeau</text:span>, <text:span text:style-name="T2">Baccalauréat Scientifique, Spécialité Mathématiques</text:span></text:p>
            <text:p>09/17 – 07/20, Bussy-Saint-Georges, France</text:p>
            <text:p><text:span text:style-name="T3">•</text:span> Sciences de l’Ingénieur</text:p>
            <text:p><text:span text:style-name="T3">•</text:span> mention Bien</text:p>
          </table:table-cell>
          <table:table-cell table:style-name="ce17" office:value-type="string" calcext:value-type="string">
            <text:p>art numériques</text:p>
          </table:table-cell>
          <table:table-cell table:style-name="ce21" table:number-columns-repeated="16357"/>
          <table:table-cell table:style-name="ce8" table:number-columns-repeated="18"/>
        </table:table-row>
        <table:table-row table:style-name="ro3">
          <table:table-cell table:style-name="ce6" office:value-type="string" calcext:value-type="string">
            <text:p>+33 6 52 21 61 79</text:p>
          </table:table-cell>
          <table:table-cell table:style-name="ce17" office:value-type="string" calcext:value-type="string">
            <text:p>Programmeur rendu temps réel avec expérience dans le développement de moteurs de rendu. Maîtrise du C/C++, OpenGL et Vulkan. Passionné par la programmation graphique et l'apprentissage de nouveaux outils.</text:p>
          </table:table-cell>
          <table:table-cell table:style-name="ce17" office:value-type="string" calcext:value-type="string">
            <text:p>Vulkan</text:p>
          </table:table-cell>
          <table:table-cell table:style-name="ce17" office:value-type="string" calcext:value-type="string">
            <text:p>Git</text:p>
          </table:table-cell>
          <table:table-cell table:style-name="ce17"/>
          <table:table-cell table:style-name="ce6" office:value-type="string" calcext:value-type="string">
            <text:p><text:span text:style-name="T1">Stage : Surys</text:span>, <text:span text:style-name="T2">Solutions Digitales</text:span></text:p>
            <text:p>08/22 – 09/22, Bussy-Saint-Georges, France</text:p>
            <text:p>• test de plusieurs applications web</text:p>
            <text:p>• rédaction d’une documentation sur leur utilisation</text:p>
          </table:table-cell>
          <table:table-cell table:style-name="ce13" office:value-type="string" calcext:value-type="string">
            <text:p><text:span text:style-name="T1">Water shader on Unreal Engine 4</text:span>, <text:span text:style-name="T2">Tech Artist</text:span></text:p>
            <text:p>01/23 – 03/23</text:p>
            <text:p>• travail en équipe de 5 étudiants</text:p>
            <text:p>• rendu dynamique d’une surface d’eau</text:p>
            <text:p>• Unreal Engine 4, Blueprints</text:p>
          </table:table-cell>
          <table:table-cell table:style-name="ce6"/>
          <table:table-cell table:style-name="ce17" office:value-type="string" calcext:value-type="string">
            <text:p>peinture à l’huile</text:p>
          </table:table-cell>
          <table:table-cell table:style-name="ce21" table:number-columns-repeated="16357"/>
          <table:table-cell table:style-name="ce8" table:number-columns-repeated="18"/>
        </table:table-row>
        <table:table-row table:style-name="ro3">
          <table:table-cell table:style-name="ce6" office:value-type="string" calcext:value-type="string">
            <text:p><text:a xlink:href="http://github.com/sjarod" xlink:type="simple">github.com/sjarod</text:a></text:p>
          </table:table-cell>
          <table:table-cell table:style-name="ce6"/>
          <table:table-cell table:style-name="ce17" office:value-type="string" calcext:value-type="string">
            <text:p>OpenGL</text:p>
          </table:table-cell>
          <table:table-cell table:style-name="ce6" office:value-type="string" calcext:value-type="string">
            <text:p>Perforce</text:p>
          </table:table-cell>
          <table:table-cell table:style-name="ce6" table:number-columns-repeated="2"/>
          <table:table-cell table:style-name="ce13" office:value-type="string" calcext:value-type="string">
            <text:p><text:span text:style-name="T1"><text:a xlink:href="https://sjarod.itch.io/frakkas" xlink:type="simple">Frakkas</text:a></text:span>, <text:span text:style-name="T2">Programmeur Moteur</text:span></text:p>
            <text:p>02/22 – 06/22</text:p>
            <text:p>• travail en équipe de 3 étudiants</text:p>
            <text:p>• création d’un moteur de jeu pour un Beat’em Up</text:p>
            <text:p>• C++, OpenGL, GLSL, SDL 2, Glad, Dear ImGui, Assimp</text:p>
          </table:table-cell>
          <table:table-cell table:style-name="ce6"/>
          <table:table-cell table:style-name="ce17" office:value-type="string" calcext:value-type="string">
            <text:p>photographie</text:p>
          </table:table-cell>
          <table:table-cell table:style-name="ce21" table:number-columns-repeated="16357"/>
          <table:table-cell table:style-name="ce8" table:number-columns-repeated="18"/>
        </table:table-row>
        <table:table-row table:style-name="ro4">
          <table:table-cell table:style-name="ce6" office:value-type="string" calcext:value-type="string">
            <text:p><text:a xlink:href="http://sjarod.itch.io/" xlink:type="simple">sjarod.itch.io</text:a></text:p>
          </table:table-cell>
          <table:table-cell table:style-name="ce6"/>
          <table:table-cell table:style-name="ce17" office:value-type="string" calcext:value-type="string">
            <text:p>GLSL</text:p>
          </table:table-cell>
          <table:table-cell table:style-name="ce6" table:number-columns-repeated="2"/>
          <table:table-cell table:style-name="ce17"/>
          <table:table-cell table:style-name="ce13" office:value-type="string" calcext:value-type="string">
            <text:p><text:span text:style-name="T1">C++ </text:span><text:span text:style-name="T1"><text:a xlink:href="https://github.com/sjarod/mathematics" xlink:type="simple">Mathematics</text:a></text:span><text:span text:style-name="T1"> and </text:span><text:span text:style-name="T1"><text:a xlink:href="https://github.com/sjarod/utilities" xlink:type="simple">Utilities</text:a></text:span><text:span text:style-name="T1"> Toolbox</text:span>, <text:span text:style-name="T2">Programmeur Généraliste</text:span></text:p>
            <text:p>2022</text:p>
            <text:p>• projet personnel</text:p>
            <text:p><text:span text:style-name="T3">•</text:span> calculs mathématiques utilisant des quaternions, vecteurs et matrices</text:p>
            <text:p><text:span text:style-name="T3">•</text:span> réseau neuronal</text:p>
            <text:p><text:span text:style-name="T3">•</text:span> système de pool de threads</text:p>
          </table:table-cell>
          <table:table-cell table:style-name="ce17"/>
          <table:table-cell table:style-name="ce17" office:value-type="string" calcext:value-type="string">
            <text:p>guitare acoustique et électrique</text:p>
          </table:table-cell>
          <table:table-cell table:style-name="ce21" table:number-columns-repeated="16357"/>
          <table:table-cell table:style-name="ce8" table:number-columns-repeated="18"/>
        </table:table-row>
        <table:table-row table:style-name="ro3">
          <table:table-cell table:style-name="ce6" office:value-type="string" calcext:value-type="string">
            <text:p><text:a xlink:href="http://linkedin.com/in/sjarod" xlink:type="simple">linkedin.com/in/sjarod</text:a></text:p>
          </table:table-cell>
          <table:table-cell table:style-name="ce6"/>
          <table:table-cell table:style-name="ce6" office:value-type="string" calcext:value-type="string">
            <text:p>HLSL</text:p>
          </table:table-cell>
          <table:table-cell table:style-name="ce6" table:number-columns-repeated="2"/>
          <table:table-cell table:style-name="ce17"/>
          <table:table-cell table:style-name="ce13" office:value-type="string" calcext:value-type="string">
            <text:p><text:span text:style-name="T1">Online TPS on Unreal Engine 4</text:span>, <text:span text:style-name="T2">Programmeur Réseau</text:span></text:p>
            <text:p>11/22 – 12/22</text:p>
            <text:p><text:span text:style-name="T3">•</text:span> travail en équipe de 2 étudiants</text:p>
            <text:p><text:span text:style-name="T3">•</text:span> création d’une architecture multijoueur pour un jeu de tir à la troisième personne</text:p>
            <text:p><text:span text:style-name="T3">•</text:span> Unreal Engine 4, C++</text:p>
          </table:table-cell>
          <table:table-cell table:style-name="ce17"/>
          <table:table-cell table:style-name="ce17" office:value-type="string" calcext:value-type="string">
            <text:p>cyclisme</text:p>
          </table:table-cell>
          <table:table-cell table:style-name="ce21" table:number-columns-repeated="16357"/>
          <table:table-cell table:style-name="ce8" table:number-columns-repeated="18"/>
        </table:table-row>
        <table:table-row table:style-name="ro4">
          <table:table-cell table:style-name="ce6" office:value-type="string" calcext:value-type="string">
            <text:p><text:a xlink:href="http://shadertoy.com/user/sjarod" xlink:type="simple">shadertoy.com/user/sjarod</text:a></text:p>
          </table:table-cell>
          <table:table-cell table:style-name="ce6"/>
          <table:table-cell table:style-name="ce17" office:value-type="string" calcext:value-type="string">
            <text:p>Python</text:p>
          </table:table-cell>
          <table:table-cell table:style-name="ce6"/>
          <table:table-cell table:style-name="ce18"/>
          <table:table-cell table:style-name="ce13"/>
          <table:table-cell table:style-name="ce13" office:value-type="string" calcext:value-type="string">
            <text:p><text:span text:style-name="T1"><text:a xlink:href="https://sjarod.itch.io/death-rocket" xlink:type="simple">Local multiplayer death match game on PS4</text:a></text:span>, <text:span text:style-name="T2">Programmeur Gameplay</text:span></text:p>
            <text:p>11/21 – 12/21</text:p>
            <text:p><text:span text:style-name="T3">•</text:span> travail en équipe de 4 étudiants</text:p>
            <text:p><text:span text:style-name="T3">•</text:span> interface utilisateur</text:p>
            <text:p><text:span text:style-name="T3">•</text:span> Unreal Engine 4, Blueprints, C++</text:p>
            <text:p><text:span text:style-name="T3">•</text:span> PS4 Development Kit</text:p>
          </table:table-cell>
          <table:table-cell table:style-name="ce17"/>
          <table:table-cell table:style-name="ce6"/>
          <table:table-cell table:style-name="ce21" table:number-columns-repeated="16357"/>
          <table:table-cell table:style-name="ce8" table:number-columns-repeated="18"/>
        </table:table-row>
        <table:table-row table:style-name="ro5">
          <table:table-cell table:style-name="ce6" table:number-columns-repeated="2"/>
          <table:table-cell table:style-name="ce17" office:value-type="string" calcext:value-type="string">
            <text:p>CMake</text:p>
          </table:table-cell>
          <table:table-cell table:style-name="ce6"/>
          <table:table-cell table:style-name="ce18"/>
          <table:table-cell table:style-name="ce6"/>
          <table:table-cell table:style-name="ce17"/>
          <table:table-cell table:style-name="ce13"/>
          <table:table-cell table:style-name="ce6"/>
          <table:table-cell table:style-name="ce21" table:number-columns-repeated="16357"/>
          <table:table-cell table:style-name="ce8" table:number-columns-repeated="18"/>
        </table:table-row>
        <table:table-row table:style-name="ro5">
          <table:table-cell table:style-name="ce13" table:number-columns-repeated="2"/>
          <table:table-cell table:style-name="ce13" office:value-type="string" calcext:value-type="string">
            <text:p>Algèbre linéaire</text:p>
          </table:table-cell>
          <table:table-cell table:style-name="ce13"/>
          <table:table-cell table:style-name="ce19"/>
          <table:table-cell table:style-name="ce13" table:number-columns-repeated="4"/>
          <table:table-cell table:style-name="ce8" table:number-columns-repeated="16375"/>
        </table:table-row>
        <table:table-row table:style-name="ro5">
          <table:table-cell table:style-name="ce13" table:number-columns-repeated="2"/>
          <table:table-cell table:style-name="ce13" office:value-type="string" calcext:value-type="string">
            <text:p>Machine Learning</text:p>
          </table:table-cell>
          <table:table-cell table:style-name="ce13"/>
          <table:table-cell table:style-name="ce19"/>
          <table:table-cell table:style-name="ce13" table:number-columns-repeated="4"/>
          <table:table-cell table:style-name="ce8" table:number-columns-repeated="16375"/>
        </table:table-row>
        <table:table-row table:style-name="ro5" table:number-rows-repeated="8">
          <table:table-cell table:style-name="ce8" table:number-columns-repeated="4"/>
          <table:table-cell table:style-name="ce11"/>
          <table:table-cell table:style-name="ce8" table:number-columns-repeated="16379"/>
        </table:table-row>
        <table:table-row table:style-name="ro5" table:number-rows-repeated="8">
          <table:table-cell table:style-name="ce8" table:number-columns-repeated="4"/>
          <table:table-cell table:style-name="ce11"/>
          <table:table-cell table:style-name="ce8" table:number-columns-repeated="16373"/>
          <table:table-cell table:number-columns-repeated="6"/>
        </table:table-row>
        <table:table-row table:style-name="ro5" table:number-rows-repeated="1048548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e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4"/>
        <table:table-column table:style-name="co12" table:default-cell-style-name="Default"/>
        <table:table-column table:style-name="co11" table:number-columns-repeated="16378" table:default-cell-style-name="Default"/>
        <table:table-row table:style-name="ro1">
          <table:table-cell table:style-name="ce5" office:value-type="string" calcext:value-type="string">
            <text:p>information</text:p>
          </table:table-cell>
          <table:table-cell table:style-name="ce5" office:value-type="string" calcext:value-type="string">
            <text:p>presentation</text:p>
          </table:table-cell>
          <table:table-cell table:style-name="ce5" office:value-type="string" calcext:value-type="string">
            <text:p>programming skills</text:p>
          </table:table-cell>
          <table:table-cell table:style-name="ce5" office:value-type="string" calcext:value-type="string">
            <text:p>software</text:p>
          </table:table-cell>
          <table:table-cell table:style-name="ce5" office:value-type="string" calcext:value-type="string">
            <text:p>langages</text:p>
          </table:table-cell>
          <table:table-cell table:style-name="ce5" office:value-type="string" calcext:value-type="string">
            <text:p>professional experience</text:p>
          </table:table-cell>
          <table:table-cell table:style-name="ce5" office:value-type="string" calcext:value-type="string">
            <text:p>projects</text:p>
          </table:table-cell>
          <table:table-cell table:style-name="ce5" office:value-type="string" calcext:value-type="string">
            <text:p>education</text:p>
          </table:table-cell>
          <table:table-cell table:style-name="ce5" office:value-type="string" calcext:value-type="string">
            <text:p>interests</text:p>
          </table:table-cell>
          <table:table-cell table:style-name="ce14" table:number-columns-repeated="16357"/>
          <table:table-cell table:number-columns-repeated="18"/>
        </table:table-row>
        <table:table-row table:style-name="ro2">
          <table:table-cell table:style-name="ce6" office:value-type="string" calcext:value-type="string">
            <text:p>Jarod Sengkeo</text:p>
          </table:table-cell>
          <table:table-cell table:style-name="ce9" office:value-type="string" calcext:value-type="string">
            <text:p>Engine programmer with experience working on custom real-time rendering engines. Comfortable with C/C++, OpenGL and Vulkan. Enjoy graphics programming.</text:p>
          </table:table-cell>
          <table:table-cell table:style-name="ce9" office:value-type="string" calcext:value-type="string">
            <text:p>C/C++</text:p>
          </table:table-cell>
          <table:table-cell table:style-name="ce9" office:value-type="string" calcext:value-type="string">
            <text:p>Unreal Engine 4/5</text:p>
          </table:table-cell>
          <table:table-cell table:style-name="ce9" office:value-type="string" calcext:value-type="string">
            <text:p><text:span text:style-name="T1">English</text:span> (B2 with TOEIC 945, professional)</text:p>
          </table:table-cell>
          <table:table-cell table:style-name="ce7" office:value-type="string" calcext:value-type="string">
            <text:p><text:span text:style-name="T1">Vulkan Graphics Programmer</text:span>, <text:span text:style-name="T2">Modulo PI</text:span></text:p>
            <text:p>09/23 – 07/24, Saint-Denis, France</text:p>
            <text:p>• designing a Vulkan renderer for hardware video decoding</text:p>
            <text:p>• reading of the H.264 ISO specification</text:p>
            <text:p>• Vulkan API, H.264</text:p>
          </table:table-cell>
          <table:table-cell table:style-name="ce13" office:value-type="string" calcext:value-type="string">
            <text:p><text:span text:style-name="T10"><text:a xlink:href="https://isart-digital.itch.io/valfreyja" xlink:type="simple">Final Year Project Valfreyja</text:a></text:span><text:span text:style-name="T10"> : FPS on PlayStation 5</text:span>, <text:span text:style-name="T2">Unreal Engine 5 Developer</text:span></text:p>
            <text:p>09/23 – 05/24</text:p>
            <text:p>• worked in a team of 18 students</text:p>
            <text:p>• graphics optimisation</text:p>
            <text:p>• user interface</text:p>
            <text:p>• Unreal Engine 5, C++, Blueprints</text:p>
            <text:p>• PS5 Development Kit</text:p>
          </table:table-cell>
          <table:table-cell table:style-name="ce6" office:value-type="string" calcext:value-type="string">
            <text:p><text:span text:style-name="T4">ISART Digital Paris</text:span><text:span text:style-name="T5">, </text:span><text:span text:style-name="T11">Master's Degree in Lead Game Programming</text:span></text:p>
            <text:p><text:span text:style-name="T7">08/20 – 07/25, Paris, France</text:span></text:p>
            <text:p><text:span text:style-name="T3">•</text:span><text:span text:style-name="T8"> trained in production pipelines</text:span></text:p>
            <text:p><text:span text:style-name="T3">•</text:span><text:span text:style-name="T8"> trained in technologies and issues of the video game industry</text:span></text:p>
            <text:p><text:span text:style-name="T3">•</text:span><text:span text:style-name="T8"> collaborated in inter curricular teams</text:span></text:p>
          </table:table-cell>
          <table:table-cell table:style-name="ce7" office:value-type="string" calcext:value-type="string">
            <text:p>action, adventure game</text:p>
          </table:table-cell>
          <table:table-cell table:style-name="ce8" table:number-columns-repeated="16375"/>
        </table:table-row>
        <table:table-row table:style-name="ro3">
          <table:table-cell table:style-name="ce6" office:value-type="string" calcext:value-type="string">
            <text:p><text:a xlink:href="mailto:jarsengkeoPro@gmail.com" xlink:type="simple">jarsengkeoPro@gmail.com</text:a></text:p>
          </table:table-cell>
          <table:table-cell table:style-name="ce9" office:value-type="string" calcext:value-type="string">
            <text:p>Game programmer with experience working on Unreal Engine 4, 5 and Unity. Comfortable with C/C++/C# and Blueprints.</text:p>
          </table:table-cell>
          <table:table-cell table:style-name="ce7" office:value-type="string" calcext:value-type="string">
            <text:p>C#</text:p>
          </table:table-cell>
          <table:table-cell table:style-name="ce9" office:value-type="string" calcext:value-type="string">
            <text:p>Unity</text:p>
          </table:table-cell>
          <table:table-cell table:style-name="ce9" office:value-type="string" calcext:value-type="string">
            <text:p><text:span text:style-name="T1">French</text:span> (Native)</text:p>
          </table:table-cell>
          <table:table-cell table:style-name="ce13" office:value-type="string" calcext:value-type="string">
            <text:p><text:span text:style-name="T1">Gameplay Programmer</text:span>, <text:span text:style-name="T2">Onitron Studio</text:span></text:p>
            <text:p>01/23 – 05/23, Paris, France</text:p>
            <text:p>• improved an existing vertical slice</text:p>
            <text:p>• Unreal Engine 4, Blueprints</text:p>
          </table:table-cell>
          <table:table-cell table:style-name="ce13" office:value-type="string" calcext:value-type="string">
            <text:p><text:span text:style-name="T1"><text:a xlink:href="https://www.shadertoy.com/view/mtcXWN" xlink:type="simple">GLSL Simple Ray Marcher</text:a></text:span>, <text:span text:style-name="T2">Graphics Programmer</text:span></text:p>
            <text:p>05/23 – 06/23</text:p>
            <text:p>• volumetric lighting</text:p>
            <text:p>• ray marching</text:p>
            <text:p>• Shadertoy, GLSL</text:p>
          </table:table-cell>
          <table:table-cell table:style-name="ce13" office:value-type="string" calcext:value-type="string">
            <text:p><text:span text:style-name="T10">Lycée Maurice Rondeau</text:span><text:span text:style-name="T12">, </text:span><text:span text:style-name="T13">High School's Degree</text:span></text:p>
            <text:p>09/17 – 07/20, Bussy-Saint-Georges, France</text:p>
            <text:p><text:span text:style-name="T3">•</text:span> graduated with honors</text:p>
          </table:table-cell>
          <table:table-cell table:style-name="ce7" office:value-type="string" calcext:value-type="string">
            <text:p>digital art</text:p>
          </table:table-cell>
          <table:table-cell table:style-name="ce8" table:number-columns-repeated="16375"/>
        </table:table-row>
        <table:table-row table:style-name="ro3">
          <table:table-cell table:style-name="ce6" office:value-type="string" calcext:value-type="string">
            <text:p>+33 6 52 21 61 79</text:p>
          </table:table-cell>
          <table:table-cell table:style-name="ce9" office:value-type="string" calcext:value-type="string">
            <text:p>Real-time software programmer with experience in developing custom rendering engines. Proficient in C/C++, OpenGL, and Vulkan. Passionate about graphics programming and learning new tools.</text:p>
          </table:table-cell>
          <table:table-cell table:style-name="ce9" office:value-type="string" calcext:value-type="string">
            <text:p>Vulkan</text:p>
          </table:table-cell>
          <table:table-cell table:style-name="ce9" office:value-type="string" calcext:value-type="string">
            <text:p>Git</text:p>
          </table:table-cell>
          <table:table-cell table:style-name="ce9" office:value-type="string" calcext:value-type="string">
            <text:p><text:span text:style-name="T1">Cantonese</text:span> (Native)</text:p>
          </table:table-cell>
          <table:table-cell table:style-name="ce13" office:value-type="string" calcext:value-type="string">
            <text:p><text:span text:style-name="T1">IT</text:span>, <text:span text:style-name="T2">Surys</text:span></text:p>
            <text:p>08/22 – 09/22, Bussy-Saint-Georges, France</text:p>
            <text:p>• tested multiple web applications</text:p>
            <text:p>• wrote documentation about their usage</text:p>
          </table:table-cell>
          <table:table-cell table:style-name="ce13" office:value-type="string" calcext:value-type="string">
            <text:p><text:span text:style-name="T1">Water shader on Unreal Engine 4</text:span>, <text:span text:style-name="T2">Technical Artist</text:span></text:p>
            <text:p>01/23 – 03/23</text:p>
            <text:p>• worked in a team of 5 students</text:p>
            <text:p>• dynamic water surface rendering</text:p>
            <text:p>• Unreal Engine 4, Blueprints</text:p>
          </table:table-cell>
          <table:table-cell table:style-name="ce7"/>
          <table:table-cell table:style-name="ce7" office:value-type="string" calcext:value-type="string">
            <text:p>oil painting</text:p>
          </table:table-cell>
          <table:table-cell table:style-name="ce8" table:number-columns-repeated="16375"/>
        </table:table-row>
        <table:table-row table:style-name="ro3">
          <table:table-cell table:style-name="ce6" office:value-type="string" calcext:value-type="string">
            <text:p><text:a xlink:href="http://github.com/sjarod" xlink:type="simple">github.com/sjarod</text:a></text:p>
          </table:table-cell>
          <table:table-cell table:style-name="ce7"/>
          <table:table-cell table:style-name="ce9" office:value-type="string" calcext:value-type="string">
            <text:p>OpenGL</text:p>
          </table:table-cell>
          <table:table-cell table:style-name="ce7" office:value-type="string" calcext:value-type="string">
            <text:p>Perforce</text:p>
          </table:table-cell>
          <table:table-cell table:style-name="ce7" table:number-columns-repeated="2"/>
          <table:table-cell table:style-name="ce13" office:value-type="string" calcext:value-type="string">
            <text:p><text:span text:style-name="T1"><text:a xlink:href="https://sjarod.itch.io/frakkas" xlink:type="simple">Frakkas Game Engine</text:a></text:span>, <text:span text:style-name="T2">Engine Programmer</text:span></text:p>
            <text:p>02/22 – 06/22</text:p>
            <text:p>• worked in a team of 3 students</text:p>
            <text:p>• created a custom game engine for a Beat’em Up game</text:p>
            <text:p>• C++, OpenGL, GLSL, SDL 2, Glad, Dear ImGui, Assimp</text:p>
          </table:table-cell>
          <table:table-cell table:style-name="ce7"/>
          <table:table-cell table:style-name="ce7" office:value-type="string" calcext:value-type="string">
            <text:p>photography</text:p>
          </table:table-cell>
          <table:table-cell table:style-name="ce8" table:number-columns-repeated="16375"/>
        </table:table-row>
        <table:table-row table:style-name="ro4">
          <table:table-cell table:style-name="ce6" office:value-type="string" calcext:value-type="string">
            <text:p><text:a xlink:href="http://sjarod.itch.io/" xlink:type="simple">sjarod.itch.io</text:a></text:p>
          </table:table-cell>
          <table:table-cell table:style-name="ce7"/>
          <table:table-cell table:style-name="ce9" office:value-type="string" calcext:value-type="string">
            <text:p>GLSL</text:p>
          </table:table-cell>
          <table:table-cell table:style-name="ce7" table:number-columns-repeated="2"/>
          <table:table-cell table:style-name="ce9"/>
          <table:table-cell table:style-name="ce13" office:value-type="string" calcext:value-type="string">
            <text:p><text:span text:style-name="T1">C++ </text:span><text:span text:style-name="T1"><text:a xlink:href="https://github.com/sjarod/mathematics" xlink:type="simple">Mathematics</text:a></text:span><text:span text:style-name="T1"> and </text:span><text:span text:style-name="T1"><text:a xlink:href="https://github.com/sjarod/utilities" xlink:type="simple">Utilities</text:a></text:span><text:span text:style-name="T1"> Toolbox</text:span>, <text:span text:style-name="T2">Generalist Programmer</text:span></text:p>
            <text:p>2022</text:p>
            <text:p>• personal project</text:p>
            <text:p><text:span text:style-name="T3">•</text:span> math calculation using quaternions, vectors and matrices</text:p>
            <text:p><text:span text:style-name="T3">•</text:span> neural network</text:p>
            <text:p><text:span text:style-name="T3">•</text:span> thread pool system</text:p>
          </table:table-cell>
          <table:table-cell table:style-name="ce9"/>
          <table:table-cell table:style-name="ce7" office:value-type="string" calcext:value-type="string">
            <text:p>acoustic and electric guitar</text:p>
          </table:table-cell>
          <table:table-cell table:style-name="ce8" table:number-columns-repeated="16375"/>
        </table:table-row>
        <table:table-row table:style-name="ro3">
          <table:table-cell table:style-name="ce6" office:value-type="string" calcext:value-type="string">
            <text:p><text:a xlink:href="http://linkedin.com/in/sjarod" xlink:type="simple">linkedin.com/in/sjarod</text:a></text:p>
          </table:table-cell>
          <table:table-cell table:style-name="ce7"/>
          <table:table-cell table:style-name="ce7" office:value-type="string" calcext:value-type="string">
            <text:p>HLSL</text:p>
          </table:table-cell>
          <table:table-cell table:style-name="ce7" table:number-columns-repeated="2"/>
          <table:table-cell table:style-name="ce9"/>
          <table:table-cell table:style-name="ce13" office:value-type="string" calcext:value-type="string">
            <text:p><text:span text:style-name="T1">Online TPS on Unreal Engine 4</text:span>, <text:span text:style-name="T2">Online Programmer</text:span></text:p>
            <text:p>11/22 – 12/22</text:p>
            <text:p><text:span text:style-name="T3">•</text:span> worked in a team of 2 students</text:p>
            <text:p><text:span text:style-name="T3">•</text:span> created a multiplayer architecture for a TPS template</text:p>
            <text:p><text:span text:style-name="T3">•</text:span> Unreal Engine 4, C++</text:p>
          </table:table-cell>
          <table:table-cell table:style-name="ce9"/>
          <table:table-cell table:style-name="ce7" office:value-type="string" calcext:value-type="string">
            <text:p>cycling</text:p>
          </table:table-cell>
          <table:table-cell table:style-name="ce8" table:number-columns-repeated="16375"/>
        </table:table-row>
        <table:table-row table:style-name="ro4">
          <table:table-cell table:style-name="ce6" office:value-type="string" calcext:value-type="string">
            <text:p><text:a xlink:href="http://shadertoy.com/user/sjarod" xlink:type="simple">shadertoy.com/user/sjarod</text:a></text:p>
          </table:table-cell>
          <table:table-cell table:style-name="ce7"/>
          <table:table-cell table:style-name="ce9" office:value-type="string" calcext:value-type="string">
            <text:p>Python</text:p>
          </table:table-cell>
          <table:table-cell table:style-name="ce7"/>
          <table:table-cell table:style-name="ce10"/>
          <table:table-cell table:style-name="ce7"/>
          <table:table-cell table:style-name="ce13" office:value-type="string" calcext:value-type="string">
            <text:p><text:span text:style-name="T1"><text:a xlink:href="https://sjarod.itch.io/death-rocket" xlink:type="simple">Local multiplayer death match game on PS4</text:a></text:span>, <text:span text:style-name="T2">Gameplay Programmer</text:span></text:p>
            <text:p>11/21 – 12/21</text:p>
            <text:p><text:span text:style-name="T3">•</text:span> worked in a team of 4 students</text:p>
            <text:p><text:span text:style-name="T3">•</text:span> user interface</text:p>
            <text:p><text:span text:style-name="T3">•</text:span> Unreal Engine 4, Blueprints, C++</text:p>
            <text:p><text:span text:style-name="T3">•</text:span> PS4 Development Kit</text:p>
          </table:table-cell>
          <table:table-cell table:style-name="ce9"/>
          <table:table-cell table:style-name="ce7"/>
          <table:table-cell table:style-name="ce8" table:number-columns-repeated="16375"/>
        </table:table-row>
        <table:table-row table:style-name="ro5">
          <table:table-cell table:style-name="ce7" table:number-columns-repeated="2"/>
          <table:table-cell table:style-name="ce9" office:value-type="string" calcext:value-type="string">
            <text:p>CMake</text:p>
          </table:table-cell>
          <table:table-cell table:style-name="ce7"/>
          <table:table-cell table:style-name="ce10"/>
          <table:table-cell table:style-name="ce7"/>
          <table:table-cell table:style-name="ce9"/>
          <table:table-cell table:style-name="ce7" table:number-columns-repeated="2"/>
          <table:table-cell table:style-name="ce8" table:number-columns-repeated="16375"/>
        </table:table-row>
        <table:table-row table:style-name="ro5">
          <table:table-cell table:style-name="ce7" table:number-columns-repeated="2"/>
          <table:table-cell table:style-name="ce7" office:value-type="string" calcext:value-type="string">
            <text:p>Linear algebra</text:p>
          </table:table-cell>
          <table:table-cell table:style-name="ce7"/>
          <table:table-cell table:style-name="ce10"/>
          <table:table-cell table:style-name="ce7" table:number-columns-repeated="4"/>
          <table:table-cell table:style-name="ce8" table:number-columns-repeated="16375"/>
        </table:table-row>
        <table:table-row table:style-name="ro5">
          <table:table-cell table:style-name="ce7" table:number-columns-repeated="2"/>
          <table:table-cell table:style-name="ce7" office:value-type="string" calcext:value-type="string">
            <text:p>Machine Learning</text:p>
          </table:table-cell>
          <table:table-cell table:style-name="ce7"/>
          <table:table-cell table:style-name="ce10"/>
          <table:table-cell table:style-name="ce13"/>
          <table:table-cell table:style-name="ce7" table:number-columns-repeated="3"/>
          <table:table-cell table:style-name="ce8" table:number-columns-repeated="16375"/>
        </table:table-row>
        <table:table-row table:style-name="ro5" table:number-rows-repeated="2">
          <table:table-cell table:style-name="ce8" table:number-columns-repeated="4"/>
          <table:table-cell table:style-name="ce11"/>
          <table:table-cell table:style-name="ce8" table:number-columns-repeated="16379"/>
        </table:table-row>
        <table:table-row table:style-name="ro5" table:number-rows-repeated="4">
          <table:table-cell table:style-name="ce8" table:number-columns-repeated="4"/>
          <table:table-cell table:style-name="ce11"/>
          <table:table-cell table:style-name="ce8"/>
          <table:table-cell table:style-name="ce7"/>
          <table:table-cell table:style-name="ce8" table:number-columns-repeated="16377"/>
        </table:table-row>
        <table:table-row table:style-name="ro5" table:number-rows-repeated="3">
          <table:table-cell table:number-columns-repeated="6"/>
          <table:table-cell table:style-name="ce7"/>
          <table:table-cell table:number-columns-repeated="16377"/>
        </table:table-row>
        <table:table-row table:style-name="ro5" table:number-rows-repeated="104855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 style:data-style-name="N2" text:time-value="16:55:33.1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01:26:15.599000000</meta:creation-date>
    <meta:generator>LibreOffice/7.5.4.2$Windows_X86_64 LibreOffice_project/36ccfdc35048b057fd9854c757a8b67ec53977b6</meta:generator>
    <dc:date>2024-10-15T17:01:21.119000000</dc:date>
    <meta:editing-duration>PT3H6M33S</meta:editing-duration>
    <meta:editing-cycles>36</meta:editing-cycles>
    <meta:document-statistic meta:table-count="2" meta:cell-count="107" meta:object-count="0"/>
  </office:meta>
</office:document-meta>
</file>